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4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YBAR PEVE FRANCISCO RUDEN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186544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CL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161708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VAREZ GOMEZ, CARLOS RAF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1204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1 617 08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AYBAR PEVE FRANCISCO RUDENCIO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21865443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0101113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5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8/2021</text:p>
          </table:table-cell>
          <table:table-cell table:style-name="Tabla2.A3" office:value-type="string">
            <text:p text:style-name="P22">5565608</text:p>
          </table:table-cell>
          <table:table-cell table:style-name="Tabla2.D3" office:value-type="string">
            <text:p text:style-name="P23">1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6/08/2021</text:p>
          </table:table-cell>
          <table:table-cell table:style-name="Tabla2.A4" office:value-type="string">
            <text:p text:style-name="P22">584849</text:p>
          </table:table-cell>
          <table:table-cell table:style-name="Tabla2.D4" office:value-type="string">
            <text:p text:style-name="P23">552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L DEPOSITO REALIZADO EL DIA 26/08 SOLO SE CUBRE 60.00 SOLES DEL ABONO QUE TENIA PENDIENTE PARA ESTE DESPACHO.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3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9:50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